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DE000002FD5071C368460E9FD7.png" manifest:media-type="image/png"/>
  <manifest:file-entry manifest:full-path="Pictures/10000000000006DF00000315C7166EEBE188DD04.png" manifest:media-type="image/png"/>
  <manifest:file-entry manifest:full-path="Pictures/1000000000000517000001ECB6D75C9EE719FEC8.png" manifest:media-type="image/png"/>
  <manifest:file-entry manifest:full-path="Pictures/10000000000003E60000024C70BDEF218EDC7B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" svg:font-family="'Courier10 BT'" style:font-adornments="Roman" style:font-pitch="fixed"/>
    <style:font-face style:name="Noto Mono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Fine_20_Dashed" svg:stroke-width="0.035cm" svg:stroke-color="#95231f" draw:marker-start-width="0.252cm" draw:marker-end-width="0.252cm" draw:fill="none" draw:textarea-horizontal-align="justify" draw:textarea-vertical-align="middle" draw:auto-grow-height="false" fo:min-height="0.964cm" fo:min-width="1.62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3.004cm" fo:min-width="4.45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Noto Mono" fo:font-style="normal" fo:font-weight="normal"/>
    </style:style>
    <style:style style:name="T2" style:family="text">
      <style:text-properties style:font-name="Noto Mono" fo:font-style="normal" fo:font-weight="normal" style:font-weight-asian="bold" style:font-weight-complex="bold"/>
    </style:style>
    <style:style style:name="T3" style:family="text">
      <style:text-properties style:font-name="Noto Mono"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1">微信公众号接口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注册公众号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<text:span text:style-name="T1">公众平台网址</text:span>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2">https://mp.weixin.qq.com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1" draw:layer="layout" svg:width="24.675cm" svg:height="9.316cm" svg:x="1.655cm" svg:y="5.484cm">
          <draw:image xlink:href="Pictures/1000000000000517000001ECB6D75C9EE719FEC8.png" xlink:type="simple" xlink:show="embed" xlink:actuate="onLoad">
            <text:p/>
          </draw:image>
        </draw:frame>
        <draw:custom-shape draw:style-name="gr3" draw:text-style-name="P3" draw:layer="layout" svg:width="3cm" svg:height="1.716cm" svg:x="20.4cm" svg:y="5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帐号类型</text:span></text:p>
          </draw:text-box>
        </draw:frame>
        <draw:frame draw:style-name="gr2" draw:text-style-name="P1" draw:layer="layout" svg:width="18.4cm" svg:height="10.841cm" svg:x="4.2cm" svg:y="3.559cm" presentation:class="graphic" presentation:user-transformed="true">
          <draw:image xlink:href="Pictures/10000000000003E60000024C70BDEF218EDC7B1E.png" xlink:type="simple" xlink:show="embed" xlink:actuate="onLoad">
            <text:p/>
          </draw:image>
        </draw:frame>
        <draw:custom-shape draw:style-name="gr4" draw:text-style-name="P3" draw:layer="layout" svg:width="7cm" svg:height="4.6cm" svg:x="5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cm" svg:y1="5.4cm" svg:x2="17.4cm" svg:y2="4.4cm">
          <text:p/>
        </draw:line>
        <draw:frame draw:style-name="gr6" draw:text-style-name="P4" draw:layer="layout" svg:width="5cm" svg:height="1.17cm" svg:x="17.2cm" svg:y="3.8cm">
          <draw:text-box>
            <text:p>选择订阅号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订阅号和服务号区别</text:span></text:p>
          </draw:text-box>
        </draw:frame>
        <draw:frame draw:style-name="gr2" draw:text-style-name="P1" draw:layer="layout" svg:width="25.861cm" svg:height="11.6cm" svg:x="1.4cm" svg:y="3.4cm" presentation:class="graphic" presentation:user-transformed="true">
          <draw:image xlink:href="Pictures/10000000000006DF00000315C7166EEBE188DD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注册流程提示</text:span>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">腾讯客服网站给出了一个注册流程提示：</text:span></text:p>
                <text:list>
                  <text:list-header>
                    <text:p><text:span text:style-name="T3">https://kf.qq.com/faq/120911VrYVrA151009eIrYvy.ht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<text:span text:style-name="T1">登录公众号</text:span></text:p>
          </draw:text-box>
        </draw:frame>
        <draw:frame presentation:style-name="pr5" draw:layer="layout" svg:width="25.199cm" svg:height="10.915cm" svg:x="1.4cm" svg:y="3.685cm" presentation:class="outline" presentation:placeholder="true" presentation:user-transformed="true">
          <draw:text-box/>
        </draw:frame>
        <draw:frame draw:style-name="gr2" draw:text-style-name="P1" draw:layer="layout" svg:width="26.071cm" svg:height="11.344cm" svg:x="1.237cm" svg:y="2.856cm">
          <draw:image xlink:href="Pictures/10000000000006DE000002FD5071C368460E9F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" svg:font-family="'Courier10 BT'" style:font-adornments="Roman" style:font-pitch="fixed"/>
    <style:font-face style:name="Noto Mono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9-01T16:50:56.474753306</dc:date>
    <meta:editing-duration>PT1H24M40S</meta:editing-duration>
    <meta:editing-cycles>25</meta:editing-cycles>
    <meta:generator>LibreOffice/6.0.7.3$Linux_X86_64 LibreOffice_project/00m0$Build-3</meta:generator>
    <meta:document-statistic meta:object-count="51"/>
  </office:meta>
</office:document-meta>
</file>